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8pt" style:font-size-asian="8pt"/>
    </style:style>
    <style:style style:name="P9" style:family="paragraph" style:parent-style-name="Text_20_body">
      <style:paragraph-properties fo:text-align="end" style:justify-single-word="false"/>
      <style:text-properties style:font-name="Arial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36pt" fo:font-weight="bold" style:font-size-asian="36pt" style:font-weight-asian="bold"/>
    </style:style>
    <style:style style:name="P11" style:family="paragraph" style:parent-style-name="Text_20_body">
      <style:paragraph-properties fo:text-align="center" style:justify-single-word="false"/>
      <style:text-properties style:font-name="Arial"/>
    </style:style>
    <style:style style:name="P12" style:family="paragraph" style:parent-style-name="Text_20_body">
      <style:paragraph-properties fo:text-align="end" style:justify-single-word="false"/>
    </style:style>
    <style:style style:name="P13" style:family="paragraph" style:parent-style-name="Standard">
      <style:paragraph-properties fo:text-align="justify" style:justify-single-word="false"/>
      <style:text-properties style:font-name="Ari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Monospace" fo:font-size="10pt" style:text-underline-style="none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26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style:font-name="Arial"/>
    </style:style>
    <style:style style:name="P27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</style:style>
    <style:style style:name="P2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size-asian="10pt" style:font-size-complex="10pt"/>
    </style:style>
    <style:style style:name="P3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/>
    </style:style>
    <style:style style:name="P3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 style:list-style-name="L1">
      <style:paragraph-properties fo:margin-left="2.522cm" fo:margin-right="0cm" fo:text-align="justify" style:justify-single-word="false" fo:text-indent="-0.635cm" style:auto-text-indent="false">
        <style:tab-stops/>
      </style:paragraph-properties>
    </style:style>
    <style:style style:name="P38" style:family="paragraph" style:parent-style-name="Text_20_body" style:master-page-name="Standard">
      <style:paragraph-properties fo:text-align="center" style:justify-single-word="false" style:page-number="auto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8pt" fo:font-weight="bold" style:font-size-asian="18pt" style:font-weight-asian="bold" style:font-name-complex="Monospace" style:font-size-complex="18pt" style:font-weight-complex="bold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7f0055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7f0055" style:text-underline-style="none"/>
    </style:style>
    <style:style style:name="T9" style:family="text">
      <style:text-properties fo:color="#7f0055" style:text-underline-style="none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-asian="Monospace" style:font-name-complex="Monospace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fo:font-weight="bold" style:font-weight-asian="bold" style:font-weight-complex="bold"/>
    </style:style>
    <style:style style:name="T16" style:family="text">
      <style:text-properties fo:color="#000000" style:font-name="Arial" fo:font-size="11pt" style:text-underline-style="none" fo:font-weight="bold" style:font-name-asian="Monospace" style:font-size-asian="11pt" style:font-weight-asian="bold" style:font-name-complex="Monospace" style:font-size-complex="11pt" style:font-weight-complex="bold"/>
    </style:style>
    <style:style style:name="T17" style:family="text">
      <style:text-properties fo:color="#0000c0"/>
    </style:style>
    <style:style style:name="T18" style:family="text">
      <style:text-properties fo:color="#0000c0" fo:font-style="italic" style:font-style-asian="italic" style:font-style-complex="italic"/>
    </style:style>
    <style:style style:name="T19" style:family="text">
      <style:text-properties fo:color="#2a00ff"/>
    </style:style>
    <style:style style:name="T20" style:family="text">
      <style:text-properties fo:color="#3f5fbf"/>
    </style:style>
    <style:style style:name="T21" style:family="text">
      <style:text-properties fo:color="#7f9fbf" fo:font-weight="bold" style:font-weight-asian="bold" style:font-weight-complex="bold"/>
    </style:style>
    <style:style style:name="T22" style:family="text">
      <style:text-properties fo:font-weight="normal"/>
    </style:style>
    <style:style style:name="T23" style:family="text">
      <style:text-properties fo:color="#646464"/>
    </style:style>
    <style:style style:name="T24" style:family="text">
      <style:text-properties fo:font-size="10pt"/>
    </style:style>
    <style:style style:name="T25" style:family="text">
      <style:text-properties style:font-name-asian="Monospace"/>
    </style:style>
    <style:style style:name="T26" style:family="text">
      <style:text-properties style:font-size-asian="10pt"/>
    </style:style>
    <style:style style:name="T27" style:family="text">
      <style:text-properties style:font-name-complex="Monospace"/>
    </style:style>
    <style:style style:name="T28" style:family="text">
      <style:text-properties style:font-size-complex="10pt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font-weight-asian="normal"/>
    </style:style>
    <style:style style:name="T32" style:family="text">
      <style:text-properties style:font-weight-complex="normal"/>
    </style:style>
    <style:style style:name="T33" style:family="text">
      <style:text-properties fo:font-size="12pt"/>
    </style:style>
    <style:style style:name="T34" style:family="text">
      <style:text-properties style:font-size-asian="12pt"/>
    </style:style>
    <style:style style:name="T35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DEPARTAMENTO DE CIÊNCIA DA COMPUTAÇÃO</text:p>
      <text:p text:style-name="P11">UNIVERSIDADE FEDERAL DE MINAS GERAIS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10">Trabalho Prático 2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9">Aluno: Leandro de Sousa Nunes</text:p>
      <text:p text:style-name="P12"><text:span text:style-name="T1">Professor: Roberto da Silva Bigonha</text:span> </text:p>
      <text:p text:style-name="P9">Disciplina: Ambientes de Programação</text:p>
      <text:p text:style-name="P7"> </text:p>
      <text:p text:style-name="P7"> </text:p>
      <text:p text:style-name="P7"> </text:p>
      <text:p text:style-name="P7"> </text:p>
      <text:p text:style-name="P8">Belo Horizonte</text:p>
      <text:p text:style-name="P8">28 de março de 2011</text:p>
      <text:p text:style-name="P1"/>
      <text:p text:style-name="P6">Introdução</text:p>
      <text:p text:style-name="P3"><text:tab/>O objetivo deste trabalho é a utilização de hierarquias de classes, herança e polimorfismo para definir um sistema de “Livro de Receitas” em java.</text:p>
      <text:p text:style-name="P3"><text:tab/>Uma receita é composta de diversos ingredientes, e a descrição de uma recita é feita por meio da descrição de diversas tarefas que operam sobre os ingredientes e os modificam.</text:p>
      <text:p text:style-name="P3"><text:tab/>O programa deve ser capaz de criar um conjunto abrangente de receitas, e seu ter um alto grau de reutilização.</text:p>
      <text:p text:style-name="P2"/>
      <text:p text:style-name="P2">Arquitetura</text:p>
      <text:list xml:id="list458001977" text:style-name="L1">
        <text:list-item>
          <text:p text:style-name="P14">Pacote entry:</text:p>
        </text:list-item>
        <text:list-item>
          <text:p text:style-name="P27"><text:span text:style-name="T1">Classe EntryClass – classe com a função main, aonde inicia o programa. Inicia os objetos dos ingredientes, tarefas e receitas e imprime a descrição das receitas.</text:span></text:p>
        </text:list-item>
        <text:list-item>
          <text:p text:style-name="P14">Pacote ingredient:</text:p>
        </text:list-item>
        <text:list-item>
          <text:p text:style-name="P26">Classe Ingredient – TAD para um ingrediente. Possui os atributos nome e quantidade, e o método descrever.</text:p>
        </text:list-item>
        <text:list-item>
          <text:p text:style-name="P26">Classe MixedIngredients – TAD para ingredientes misturado (resultado da tarefa Mix), extende a classe Ingredient. Possui o atributo lista de ingredientes. Sobrescreve o método getName para retornar a string “Mistura de (&lt;nome_dos_ingredientes&gt;)”.</text:p>
        </text:list-item>
        <text:list-item>
          <text:p text:style-name="P26">Classe DerivedIngredient – TAD para um ingrediente derivado (resultado de alguma tarefa), extende a classe Ingredient. Possui o atributo ingrediente original e sufixo. Sobrescreve o método getName para retornar o nome do ingrediente original com o sufixo informado.</text:p>
        </text:list-item>
        <text:list-item>
          <text:p text:style-name="P26">Classes ChoppendIngredient, GrilledIngredient, PelledIngredient e SlicedIngredient – TAD para os tipos de ingredientes picado, grelhado, descascado e fatiado, respectivamente, extendem a classe DerivedIngredient. Recebem no construtor o ingrediente original e o passam para o contrutor da classe DerivedIngredient com o sufixo correspondente ao tipo da classe.</text:p>
        </text:list-item>
        <text:list-item>
          <text:p text:style-name="P14">Pacote task:</text:p>
        </text:list-item>
        <text:list-item>
          <text:p text:style-name="P26">Classe abstrata Task – TAD para uma tarefa. Possui o atributo lista de ingredientes e os métodos abstratos descrever e resultado, que serão sobrescritos pelas classes filhas. </text:p>
        </text:list-item>
        <text:list-item>
          <text:p text:style-name="P26">Classes Chop, Grill, Mix, Pell e Slice – TAD para os tipos de tarefas picar, grelhar, misturar descascar e fatiar respectivamente, extendem a classe Task. Possuem o método descrever que retorna a descrição da respectiva tarefa sobre sua lista de ingredientes, e o método resultado que retorna o respectivo ingrediente resultante da tarefa.</text:p>
        </text:list-item>
        <text:list-item>
          <text:p text:style-name="P14">Pacote recipe:</text:p>
        </text:list-item>
        <text:list-item text:start-value="1">
          <text:p text:style-name="P37"><text:span text:style-name="T4">Classe Recipe – TAD para uma receita. Possui os atributos nome, lista de ingredientes e lista de tarefas. Responsável por descrever a receita, o que engloba: descrever o nome da receita; os ingredientes iniciais; verificar se a receita tem os ingredientes necessários para executar uma tarefa; descrever a tarefa; adicionar o resultado da tarefa à lista de ingredientes; e descrever o resultado final da receita.</text:span></text:p>
        </text:list-item>
        <text:list-item>
          <text:p text:style-name="P37"><text:span text:style-name="T4">Classe RecipeException – extende a classe Exception. Exceção que será lançada caso falte algum ingrediente na receita.</text:span></text:p>
        </text:list-item>
      </text:list>
      <text:p text:style-name="P2"><text:soft-page-break/>Implementação</text:p>
      <text:p text:style-name="P5"><text:tab/>Segue o código fonte da implementação, que também pode ser encontrado no endereço</text:p>
      <text:p text:style-name="P5">https://github.com/lnunes/SoftEng-TP2</text:p>
      <text:p text:style-name="P5"><text:tab/></text:p>
      <text:p text:style-name="P15">Ingredient.java</text:p>
      <text:p text:style-name="P4"/>
      <text:p text:style-name="P21"><text:span text:style-name="T7">package</text:span><text:span text:style-name="T11"> 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Ingredient {</text:span></text:p>
      <text:p text:style-name="P30"><text:span text:style-name="T10"><text:tab/></text:span><text:span text:style-name="T7">protected</text:span><text:span text:style-name="T10"> </text:span><text:span text:style-name="T7">float</text:span><text:span text:style-name="T10"> </text:span><text:span text:style-name="T17">quantity</text:span><text:span text:style-name="T10">;</text:span></text:p>
      <text:p text:style-name="P30"><text:span text:style-name="T10"><text:tab/></text:span><text:span text:style-name="T7">protected</text:span><text:span text:style-name="T10"> String </text:span><text:span text:style-name="T17">name</text:span><text:span text:style-name="T10">;</text:span></text:p>
      <text:p text:style-name="P33"><text:tab/></text:p>
      <text:p text:style-name="P30"><text:span text:style-name="T10"><text:tab/></text:span><text:span text:style-name="T7">public</text:span><text:span text:style-name="T10"> Ingredient(String name, Float quantity) {</text:span></text:p>
      <text:p text:style-name="P30"><text:span text:style-name="T10"><text:tab/><text:tab/></text:span><text:span text:style-name="T7">this</text:span><text:span text:style-name="T10">.</text:span><text:span text:style-name="T17">name</text:span><text:span text:style-name="T10"> = name;</text:span></text:p>
      <text:p text:style-name="P30"><text:span text:style-name="T10"><text:tab/><text:tab/></text:span><text:span text:style-name="T7">this</text:span><text:span text:style-name="T10">.</text:span><text:span text:style-name="T17">quantity</text:span><text:span text:style-name="T10"> = quantity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Ingredient(Ingredient ingr) {</text:span></text:p>
      <text:p text:style-name="P30"><text:span text:style-name="T10"><text:tab/><text:tab/></text:span><text:span text:style-name="T7">this</text:span><text:span text:style-name="T10">(ingr.getName(), ingr.getQuantity())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String getName() {</text:span></text:p>
      <text:p text:style-name="P30"><text:span text:style-name="T10"><text:tab/><text:tab/></text:span><text:span text:style-name="T7">return</text:span><text:span text:style-name="T10"> </text:span><text:span text:style-name="T17">name</text:span><text:span text:style-name="T10">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</text:span><text:span text:style-name="T7">float</text:span><text:span text:style-name="T10"> getQuantity() {</text:span></text:p>
      <text:p text:style-name="P30"><text:span text:style-name="T10"><text:tab/><text:tab/></text:span><text:span text:style-name="T7">return</text:span><text:span text:style-name="T10"> </text:span><text:span text:style-name="T17">quantity</text:span><text:span text:style-name="T10">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String describe() {</text:span></text:p>
      <text:p text:style-name="P30"><text:span text:style-name="T10"><text:tab/><text:tab/></text:span><text:span text:style-name="T7">return</text:span><text:span text:style-name="T10"> getQuantity() + </text:span><text:span text:style-name="T19">" "</text:span><text:span text:style-name="T10"> + getName();</text:span></text:p>
      <text:p text:style-name="P33"><text:tab/>}</text:p>
      <text:p text:style-name="P33"><text:tab/></text:p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</text:span><text:span text:style-name="T7">boolean</text:span><text:span text:style-name="T10"> equals(Object obj) {</text:span></text:p>
      <text:p text:style-name="P30"><text:span text:style-name="T10"><text:tab/><text:tab/></text:span><text:span text:style-name="T7">if</text:span><text:span text:style-name="T10"> (obj </text:span><text:span text:style-name="T7">instanceof</text:span><text:span text:style-name="T10"> Ingredient) {</text:span></text:p>
      <text:p text:style-name="P30"><text:span text:style-name="T10"><text:tab/><text:tab/><text:tab/></text:span><text:span text:style-name="T7">return</text:span><text:span text:style-name="T10"> getName().equals(((Ingredient) obj).getName());</text:span></text:p>
      <text:p text:style-name="P33"><text:tab/><text:tab/>}</text:p>
      <text:p text:style-name="P33"><text:tab/><text:tab/></text:p>
      <text:p text:style-name="P30"><text:span text:style-name="T10"><text:tab/><text:tab/></text:span><text:span text:style-name="T7">return</text:span><text:span text:style-name="T10"> </text:span><text:span text:style-name="T7">false</text:span><text:span text:style-name="T10">;</text:span></text:p>
      <text:p text:style-name="P33"><text:tab/>}</text:p>
      <text:p text:style-name="P33">}</text:p>
      <text:p text:style-name="P20"><text:span text:style-name="T11"/></text:p>
      <text:p text:style-name="P15">MixedIngredients.java</text:p>
      <text:p text:style-name="P20"><text:span text:style-name="T11"/></text:p>
      <text:p text:style-name="P23"><text:span text:style-name="T7">package</text:span><text:span text:style-name="T11"> 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MixedIngredients </text:span><text:span text:style-name="T7">extends</text:span><text:span text:style-name="T10"> Ingredient {</text:span></text:p>
      <text:p text:style-name="P30"><text:span text:style-name="T10"><text:tab/></text:span><text:span text:style-name="T7">protected</text:span><text:span text:style-name="T10"> Ingredient[] </text:span><text:span text:style-name="T17">ingrList</text:span><text:span text:style-name="T10">;</text:span></text:p>
      <text:p text:style-name="P33"><text:tab/></text:p>
      <text:p text:style-name="P30"><text:span text:style-name="T10"><text:tab/></text:span><text:span text:style-name="T7">public</text:span><text:span text:style-name="T10"> MixedIngredients(Ingredient[] ingrList) {</text:span></text:p>
      <text:p text:style-name="P30"><text:span text:style-name="T10"><text:tab/><text:tab/></text:span><text:span text:style-name="T7">super</text:span><text:span text:style-name="T10">(</text:span><text:span text:style-name="T19">""</text:span><text:span text:style-name="T10">, 0f);</text:span></text:p>
      <text:p text:style-name="P30"><text:span text:style-name="T10"><text:tab/><text:tab/></text:span><text:span text:style-name="T7">this</text:span><text:span text:style-name="T10">.</text:span><text:span text:style-name="T17">ingrList</text:span><text:span text:style-name="T10"> = ingrList;</text:span></text:p>
      <text:p text:style-name="P33"><text:tab/>}</text:p>
      <text:p text:style-name="P33"><text:tab/></text:p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String getName() {</text:span></text:p>
      <text:p text:style-name="P30"><text:span text:style-name="T10"><text:tab/><text:tab/>String ret = </text:span><text:span text:style-name="T19">"Mistura de ("</text:span><text:span text:style-name="T10">;</text:span></text:p>
      <text:p text:style-name="P33"><text:tab/><text:tab/></text:p>
      <text:p text:style-name="P30"><text:span text:style-name="T10"><text:tab/><text:tab/></text:span><text:span text:style-name="T7">for</text:span><text:span text:style-name="T10"> (</text:span><text:span text:style-name="T7">int</text:span><text:span text:style-name="T10"> i = 0; i &lt; </text:span><text:span text:style-name="T17">ingrList</text:span><text:span text:style-name="T10">.</text:span><text:span text:style-name="T17">length</text:span><text:span text:style-name="T10">; i++) {</text:span></text:p>
      <text:p text:style-name="P30"><text:span text:style-name="T10"><text:tab/><text:tab/><text:tab/>Ingredient ingr = </text:span><text:span text:style-name="T17">ingrList</text:span><text:span text:style-name="T10">[i];</text:span></text:p>
      <text:p text:style-name="P33"><text:soft-page-break/><text:tab/><text:tab/><text:tab/>ret += ingr.getName();</text:p>
      <text:p text:style-name="P30"><text:span text:style-name="T10"><text:tab/><text:tab/><text:tab/></text:span><text:span text:style-name="T7">if</text:span><text:span text:style-name="T10"> (i != (</text:span><text:span text:style-name="T17">ingrList</text:span><text:span text:style-name="T10">.</text:span><text:span text:style-name="T17">length</text:span><text:span text:style-name="T10"> - 1)) {</text:span></text:p>
      <text:p text:style-name="P30"><text:span text:style-name="T10"><text:tab/><text:tab/><text:tab/><text:tab/>ret += </text:span><text:span text:style-name="T19">" e "</text:span><text:span text:style-name="T10">;</text:span></text:p>
      <text:p text:style-name="P33"><text:tab/><text:tab/><text:tab/>}</text:p>
      <text:p text:style-name="P33"><text:tab/><text:tab/>}</text:p>
      <text:p text:style-name="P30"><text:span text:style-name="T10"><text:tab/><text:tab/>ret += </text:span><text:span text:style-name="T19">")"</text:span><text:span text:style-name="T10">;</text:span></text:p>
      <text:p text:style-name="P33"><text:tab/><text:tab/></text:p>
      <text:p text:style-name="P30"><text:span text:style-name="T10"><text:tab/><text:tab/></text:span><text:span text:style-name="T7">return</text:span><text:span text:style-name="T10"> ret;</text:span></text:p>
      <text:p text:style-name="P33"><text:tab/>}</text:p>
      <text:p text:style-name="P33">}</text:p>
      <text:p text:style-name="P20"><text:span text:style-name="T11"/></text:p>
      <text:p text:style-name="P15">DerivedIngredient.java</text:p>
      <text:p text:style-name="P15"/>
      <text:p text:style-name="P22"><text:span text:style-name="T6">package</text:span><text:span text:style-name="T10"> 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DerivedIngredient </text:span><text:span text:style-name="T7">extends</text:span><text:span text:style-name="T10"> Ingredient {</text:span></text:p>
      <text:p text:style-name="P30"><text:span text:style-name="T10"><text:tab/></text:span><text:span text:style-name="T7">protected</text:span><text:span text:style-name="T10"> Ingredient </text:span><text:span text:style-name="T17">ingr</text:span><text:span text:style-name="T10">;</text:span></text:p>
      <text:p text:style-name="P30"><text:span text:style-name="T10"><text:tab/></text:span><text:span text:style-name="T7">protected</text:span><text:span text:style-name="T10"> String </text:span><text:span text:style-name="T17">sufix</text:span><text:span text:style-name="T10">;</text:span></text:p>
      <text:p text:style-name="P33"><text:tab/></text:p>
      <text:p text:style-name="P30"><text:span text:style-name="T10"><text:tab/></text:span><text:span text:style-name="T7">public</text:span><text:span text:style-name="T10"> DerivedIngredient(String sufix, Ingredient ingr) {</text:span></text:p>
      <text:p text:style-name="P30"><text:span text:style-name="T10"><text:tab/><text:tab/></text:span><text:span text:style-name="T7">super</text:span><text:span text:style-name="T10">(</text:span><text:span text:style-name="T19">""</text:span><text:span text:style-name="T10">, 0f);</text:span></text:p>
      <text:p text:style-name="P30"><text:span text:style-name="T10"><text:tab/><text:tab/></text:span><text:span text:style-name="T7">this</text:span><text:span text:style-name="T10">.</text:span><text:span text:style-name="T17">sufix</text:span><text:span text:style-name="T10"> = sufix; </text:span></text:p>
      <text:p text:style-name="P30"><text:span text:style-name="T10"><text:tab/><text:tab/></text:span><text:span text:style-name="T7">this</text:span><text:span text:style-name="T10">.</text:span><text:span text:style-name="T17">ingr</text:span><text:span text:style-name="T10"> = ingr;</text:span></text:p>
      <text:p text:style-name="P33"><text:tab/>}</text:p>
      <text:p text:style-name="P33"><text:tab/></text:p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</text:span><text:span text:style-name="T7">float</text:span><text:span text:style-name="T10"> getQuantity() {</text:span></text:p>
      <text:p text:style-name="P30"><text:span text:style-name="T10"><text:tab/><text:tab/></text:span><text:span text:style-name="T7">return</text:span><text:span text:style-name="T10"> </text:span><text:span text:style-name="T17">ingr</text:span><text:span text:style-name="T10">.getQuantity()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String getName() {</text:span></text:p>
      <text:p text:style-name="P30"><text:span text:style-name="T10"><text:tab/><text:tab/></text:span><text:span text:style-name="T7">return</text:span><text:span text:style-name="T10"> </text:span><text:span text:style-name="T17">ingr</text:span><text:span text:style-name="T10">.getName() + </text:span><text:span text:style-name="T19">" "</text:span><text:span text:style-name="T10"> + </text:span><text:span text:style-name="T17">sufix</text:span><text:span text:style-name="T10">;</text:span></text:p>
      <text:p text:style-name="P33"><text:tab/>};</text:p>
      <text:p text:style-name="P33">}</text:p>
      <text:p text:style-name="P33"/>
      <text:p text:style-name="P16"><text:span text:style-name="T30">ChoppedIngredient.java</text:span></text:p>
      <text:p text:style-name="P16"><text:span text:style-name="T30"/></text:p>
      <text:p text:style-name="P21"><text:span text:style-name="T9">package</text:span><text:span text:style-name="T15"> 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ChoppedIngredient </text:span><text:span text:style-name="T7">extends</text:span><text:span text:style-name="T10"> DerivedIngredient {</text:span></text:p>
      <text:p text:style-name="P30"><text:span text:style-name="T10"><text:tab/></text:span><text:span text:style-name="T7">public</text:span><text:span text:style-name="T10"> ChoppedIngredient(Ingredient ingr) {</text:span></text:p>
      <text:p text:style-name="P30"><text:span text:style-name="T10"><text:tab/><text:tab/></text:span><text:span text:style-name="T7">super</text:span><text:span text:style-name="T10">(</text:span><text:span text:style-name="T19">"Picado"</text:span><text:span text:style-name="T10">, ingr);</text:span></text:p>
      <text:p text:style-name="P33"><text:tab/>}</text:p>
      <text:p text:style-name="P33">}</text:p>
      <text:p text:style-name="P33"/>
      <text:p text:style-name="P16"><text:span text:style-name="T30">GrilledIngredient.java</text:span></text:p>
      <text:p text:style-name="P16"><text:span text:style-name="T30"/></text:p>
      <text:p text:style-name="P21"><text:span text:style-name="T9">package</text:span><text:span text:style-name="T15"> 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GrilledIngredient </text:span><text:span text:style-name="T7">extends</text:span><text:span text:style-name="T10"> DerivedIngredient {</text:span></text:p>
      <text:p text:style-name="P30"><text:span text:style-name="T10"><text:tab/></text:span><text:span text:style-name="T7">public</text:span><text:span text:style-name="T10"> GrilledIngredient(Ingredient ingr) {</text:span></text:p>
      <text:p text:style-name="P30"><text:span text:style-name="T10"><text:tab/><text:tab/></text:span><text:span text:style-name="T7">super</text:span><text:span text:style-name="T10">(</text:span><text:span text:style-name="T19">"Grelhado"</text:span><text:span text:style-name="T10">, ingr);</text:span></text:p>
      <text:p text:style-name="P33"><text:tab/>}</text:p>
      <text:p text:style-name="P31"><text:span text:style-name="T13">}</text:span></text:p>
      <text:p text:style-name="P29"/>
      <text:p text:style-name="P36"><text:span text:style-name="T29">PelledIngredient.java</text:span></text:p>
      <text:p text:style-name="P4"><text:span text:style-name="T29"/></text:p>
      <text:p text:style-name="P24"><text:span text:style-name="T8">package</text:span><text:span text:style-name="T14"> 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PelledIngredient </text:span><text:span text:style-name="T7">extends</text:span><text:span text:style-name="T10"> DerivedIngredient {</text:span></text:p>
      <text:p text:style-name="P30"><text:span text:style-name="T10"><text:tab/></text:span><text:span text:style-name="T7">public</text:span><text:span text:style-name="T10"> PelledIngredient(Ingredient ingr) {</text:span></text:p>
      <text:p text:style-name="P30"><text:span text:style-name="T10"><text:tab/><text:tab/></text:span><text:span text:style-name="T7">super</text:span><text:span text:style-name="T10">(</text:span><text:span text:style-name="T19">"Descascado"</text:span><text:span text:style-name="T10">, ingr);</text:span></text:p>
      <text:p text:style-name="P33"><text:tab/>}</text:p>
      <text:p text:style-name="P33">}</text:p>
      <text:p text:style-name="P4"><text:span text:style-name="T29"/></text:p>
      <text:p text:style-name="P4"><text:span text:style-name="T29">SlicedIngredient.java</text:span></text:p>
      <text:p text:style-name="P4"><text:span text:style-name="T29"/></text:p>
      <text:p text:style-name="P24"><text:span text:style-name="T8">package</text:span><text:span text:style-name="T14"> 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SlicedIngredient </text:span><text:span text:style-name="T7">extends</text:span><text:span text:style-name="T10"> DerivedIngredient {</text:span></text:p>
      <text:p text:style-name="P30"><text:span text:style-name="T10"><text:tab/></text:span><text:span text:style-name="T7">public</text:span><text:span text:style-name="T10"> SlicedIngredient(Ingredient ingr) {</text:span></text:p>
      <text:p text:style-name="P30"><text:span text:style-name="T10"><text:tab/><text:tab/></text:span><text:span text:style-name="T7">super</text:span><text:span text:style-name="T10">(</text:span><text:span text:style-name="T19">"Fatiado"</text:span><text:span text:style-name="T10">, ingr);</text:span></text:p>
      <text:p text:style-name="P33"><text:tab/>}</text:p>
      <text:p text:style-name="P33">}</text:p>
      <text:p text:style-name="P4"><text:span text:style-name="T29"/></text:p>
      <text:p text:style-name="P4"><text:span text:style-name="T29">Task.java</text:span></text:p>
      <text:p text:style-name="P4"><text:span text:style-name="T29"/></text:p>
      <text:p text:style-name="P24"><text:span text:style-name="T8">package</text:span><text:span text:style-name="T14"> task;</text:span></text:p>
      <text:p text:style-name="P30"/>
      <text:p text:style-name="P30"><text:span text:style-name="T7">import</text:span><text:span text:style-name="T10"> ingredient.Ingredient;</text:span></text:p>
      <text:p text:style-name="P30"/>
      <text:p text:style-name="P30"><text:span text:style-name="T7">public</text:span><text:span text:style-name="T10"> </text:span><text:span text:style-name="T7">abstract</text:span><text:span text:style-name="T10"> </text:span><text:span text:style-name="T7">class</text:span><text:span text:style-name="T10"> Task {</text:span></text:p>
      <text:p text:style-name="P30"><text:span text:style-name="T10"><text:tab/></text:span><text:span text:style-name="T7">protected</text:span><text:span text:style-name="T10"> Ingredient[] </text:span><text:span text:style-name="T17">ingrs</text:span><text:span text:style-name="T10">;</text:span></text:p>
      <text:p text:style-name="P33"><text:tab/></text:p>
      <text:p text:style-name="P30"><text:span text:style-name="T10"><text:tab/></text:span><text:span text:style-name="T7">public</text:span><text:span text:style-name="T10"> Task(Ingredient[] ingrs) {</text:span></text:p>
      <text:p text:style-name="P30"><text:span text:style-name="T10"><text:tab/><text:tab/></text:span><text:span text:style-name="T7">this</text:span><text:span text:style-name="T10">.</text:span><text:span text:style-name="T17">ingrs</text:span><text:span text:style-name="T10"> = ingrs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Task(Ingredient ingr) {</text:span></text:p>
      <text:p text:style-name="P30"><text:span text:style-name="T10"><text:tab/><text:tab/></text:span><text:span text:style-name="T7">this</text:span><text:span text:style-name="T10">(</text:span><text:span text:style-name="T7">new</text:span><text:span text:style-name="T10"> Ingredient[] {ingr})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Ingredient[] getIngredients() {</text:span></text:p>
      <text:p text:style-name="P30"><text:span text:style-name="T10"><text:tab/><text:tab/></text:span><text:span text:style-name="T7">return</text:span><text:span text:style-name="T10"> </text:span><text:span text:style-name="T17">ingrs</text:span><text:span text:style-name="T10">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</text:span><text:span text:style-name="T7">abstract</text:span><text:span text:style-name="T10"> String describe();</text:span></text:p>
      <text:p text:style-name="P30"><text:span text:style-name="T10"><text:tab/></text:span><text:span text:style-name="T7">public</text:span><text:span text:style-name="T10"> </text:span><text:span text:style-name="T7">abstract</text:span><text:span text:style-name="T10"> Ingredient result();</text:span></text:p>
      <text:p text:style-name="P33">}</text:p>
      <text:p text:style-name="P33"/>
      <text:p text:style-name="P4"><text:span text:style-name="T29">Chop.java</text:span></text:p>
      <text:p text:style-name="P4"/>
      <text:p text:style-name="P24"><text:span text:style-name="T6">package</text:span><text:span text:style-name="T10"> task;</text:span></text:p>
      <text:p text:style-name="P30"/>
      <text:p text:style-name="P30"><text:span text:style-name="T7">import</text:span><text:span text:style-name="T10"> ingredient.ChoppedIngredient;</text:span></text:p>
      <text:p text:style-name="P30"><text:span text:style-name="T7">import</text:span><text:span text:style-name="T10"> ingredient.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Chop </text:span><text:span text:style-name="T7">extends</text:span><text:span text:style-name="T10"> Task {</text:span></text:p>
      <text:p text:style-name="P30"><text:span text:style-name="T10"><text:tab/></text:span><text:span text:style-name="T7">public</text:span><text:span text:style-name="T10"> Chop(Ingredient ingr) {</text:span></text:p>
      <text:p text:style-name="P30"><text:span text:style-name="T10"><text:tab/><text:tab/></text:span><text:span text:style-name="T7">super</text:span><text:span text:style-name="T10">(ingr);</text:span></text:p>
      <text:p text:style-name="P33"><text:tab/>}</text:p>
      <text:p text:style-name="P33"><text:tab/></text:p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String describe() {</text:span></text:p>
      <text:p text:style-name="P30"><text:span text:style-name="T10"><text:tab/><text:tab/></text:span><text:span text:style-name="T7">return</text:span><text:span text:style-name="T10"> </text:span><text:span text:style-name="T19">"Picar "</text:span><text:span text:style-name="T10"> + </text:span><text:span text:style-name="T17">ingrs</text:span><text:span text:style-name="T10">[0].getName();</text:span></text:p>
      <text:p text:style-name="P30"><text:span text:style-name="T10"><text:tab/>}</text:span></text:p>
      <text:p text:style-name="P30"><text:soft-page-break/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Ingredient result() {</text:span></text:p>
      <text:p text:style-name="P30"><text:span text:style-name="T10"><text:tab/><text:tab/></text:span><text:span text:style-name="T7">return</text:span><text:span text:style-name="T10"> </text:span><text:span text:style-name="T7">new</text:span><text:span text:style-name="T10"> ChoppedIngredient(</text:span><text:span text:style-name="T17">ingrs</text:span><text:span text:style-name="T10">[0]);</text:span></text:p>
      <text:p text:style-name="P30"><text:span text:style-name="T10"><text:tab/>}</text:span></text:p>
      <text:p text:style-name="P33">}</text:p>
      <text:p text:style-name="P4"/>
      <text:p text:style-name="P4"><text:span text:style-name="T29">Grill.java</text:span></text:p>
      <text:p text:style-name="P4"><text:span text:style-name="T29"/></text:p>
      <text:p text:style-name="P24"><text:span text:style-name="T6">package</text:span><text:span text:style-name="T10"> task;</text:span></text:p>
      <text:p text:style-name="P30"/>
      <text:p text:style-name="P30"><text:span text:style-name="T7">import</text:span><text:span text:style-name="T10"> ingredient.GrilledIngredient;</text:span></text:p>
      <text:p text:style-name="P30"><text:span text:style-name="T7">import</text:span><text:span text:style-name="T10"> ingredient.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Grill </text:span><text:span text:style-name="T7">extends</text:span><text:span text:style-name="T10"> Task {</text:span></text:p>
      <text:p text:style-name="P30"><text:span text:style-name="T10"><text:tab/></text:span><text:span text:style-name="T7">public</text:span><text:span text:style-name="T10"> Grill(Ingredient ingr) {</text:span></text:p>
      <text:p text:style-name="P30"><text:span text:style-name="T10"><text:tab/><text:tab/></text:span><text:span text:style-name="T7">super</text:span><text:span text:style-name="T10">(ingr);</text:span></text:p>
      <text:p text:style-name="P33"><text:tab/>}</text:p>
      <text:p text:style-name="P33"><text:tab/></text:p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String describe() {</text:span></text:p>
      <text:p text:style-name="P30"><text:span text:style-name="T10"><text:tab/><text:tab/></text:span><text:span text:style-name="T7">return</text:span><text:span text:style-name="T10"> </text:span><text:span text:style-name="T19">"Grelhar "</text:span><text:span text:style-name="T10"> + </text:span><text:span text:style-name="T17">ingrs</text:span><text:span text:style-name="T10">[0].getName();</text:span></text:p>
      <text:p text:style-name="P33"><text:tab/>}</text:p>
      <text:p text:style-name="P30"/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Ingredient result() {</text:span></text:p>
      <text:p text:style-name="P30"><text:span text:style-name="T10"><text:tab/><text:tab/></text:span><text:span text:style-name="T7">return</text:span><text:span text:style-name="T10"> </text:span><text:span text:style-name="T7">new</text:span><text:span text:style-name="T10"> GrilledIngredient(</text:span><text:span text:style-name="T17">ingrs</text:span><text:span text:style-name="T10">[0]);</text:span></text:p>
      <text:p text:style-name="P30"><text:span text:style-name="T10"><text:tab/>}</text:span></text:p>
      <text:p text:style-name="P31"><text:span text:style-name="T13">}</text:span></text:p>
      <text:p text:style-name="P31"/>
      <text:p text:style-name="P4"><text:span text:style-name="T29">Mix.java</text:span></text:p>
      <text:p text:style-name="P4"/>
      <text:p text:style-name="P24"><text:span text:style-name="T6">package</text:span><text:span text:style-name="T10"> task;</text:span></text:p>
      <text:p text:style-name="P30"/>
      <text:p text:style-name="P30"><text:span text:style-name="T7">import</text:span><text:span text:style-name="T10"> ingredient.Ingredient;</text:span></text:p>
      <text:p text:style-name="P30"><text:span text:style-name="T7">import</text:span><text:span text:style-name="T10"> ingredient.MixedIngredients;</text:span></text:p>
      <text:p text:style-name="P30"/>
      <text:p text:style-name="P30"><text:span text:style-name="T7">public</text:span><text:span text:style-name="T10"> </text:span><text:span text:style-name="T7">class</text:span><text:span text:style-name="T10"> Mix </text:span><text:span text:style-name="T7">extends</text:span><text:span text:style-name="T10"> Task {</text:span></text:p>
      <text:p text:style-name="P30"><text:span text:style-name="T10"><text:tab/></text:span><text:span text:style-name="T7">public</text:span><text:span text:style-name="T10"> Mix(Ingredient[] ingrs) {</text:span></text:p>
      <text:p text:style-name="P30"><text:span text:style-name="T10"><text:tab/><text:tab/></text:span><text:span text:style-name="T7">super</text:span><text:span text:style-name="T10">(ingrs);</text:span></text:p>
      <text:p text:style-name="P33"><text:tab/>}</text:p>
      <text:p text:style-name="P33"><text:tab/></text:p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String describe() {</text:span></text:p>
      <text:p text:style-name="P30"><text:span text:style-name="T10"><text:tab/><text:tab/>String ret = </text:span><text:span text:style-name="T19">"Misturar "</text:span><text:span text:style-name="T10">;</text:span></text:p>
      <text:p text:style-name="P33"><text:tab/><text:tab/></text:p>
      <text:p text:style-name="P30"><text:span text:style-name="T10"><text:tab/><text:tab/></text:span><text:span text:style-name="T7">for</text:span><text:span text:style-name="T10"> (</text:span><text:span text:style-name="T7">int</text:span><text:span text:style-name="T10"> i = 0; i &lt; </text:span><text:span text:style-name="T17">ingrs</text:span><text:span text:style-name="T10">.</text:span><text:span text:style-name="T17">length</text:span><text:span text:style-name="T10">; i++) {</text:span></text:p>
      <text:p text:style-name="P30"><text:span text:style-name="T10"><text:tab/><text:tab/><text:tab/>ret += </text:span><text:span text:style-name="T17">ingrs</text:span><text:span text:style-name="T10">[i].getName() + </text:span><text:span text:style-name="T19">" "</text:span><text:span text:style-name="T10">; </text:span></text:p>
      <text:p text:style-name="P30"><text:span text:style-name="T10"><text:tab/><text:tab/><text:tab/></text:span><text:span text:style-name="T7">if</text:span><text:span text:style-name="T10"> (i != (</text:span><text:span text:style-name="T17">ingrs</text:span><text:span text:style-name="T10">.</text:span><text:span text:style-name="T17">length</text:span><text:span text:style-name="T10"> - 1)) {</text:span></text:p>
      <text:p text:style-name="P30"><text:span text:style-name="T10"><text:tab/><text:tab/><text:tab/><text:tab/>ret += </text:span><text:span text:style-name="T19">"e "</text:span><text:span text:style-name="T10">;</text:span></text:p>
      <text:p text:style-name="P33"><text:tab/><text:tab/><text:tab/>}</text:p>
      <text:p text:style-name="P33"><text:tab/><text:tab/>}</text:p>
      <text:p text:style-name="P33"><text:tab/><text:tab/></text:p>
      <text:p text:style-name="P30"><text:span text:style-name="T10"><text:tab/><text:tab/></text:span><text:span text:style-name="T7">return</text:span><text:span text:style-name="T10"> ret;</text:span></text:p>
      <text:p text:style-name="P33"><text:tab/>}</text:p>
      <text:p text:style-name="P30"/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Ingredient result() {</text:span></text:p>
      <text:p text:style-name="P30"><text:span text:style-name="T10"><text:tab/><text:tab/></text:span><text:span text:style-name="T7">return</text:span><text:span text:style-name="T10"> </text:span><text:span text:style-name="T7">new</text:span><text:span text:style-name="T10"> MixedIngredients(</text:span><text:span text:style-name="T17">ingrs</text:span><text:span text:style-name="T10">);</text:span></text:p>
      <text:p text:style-name="P30"><text:span text:style-name="T10"><text:tab/>}</text:span></text:p>
      <text:p text:style-name="P33">}</text:p>
      <text:p text:style-name="P24"><text:span text:style-name="T10"/></text:p>
      <text:p text:style-name="P4"><text:span text:style-name="T29"/></text:p>
      <text:p text:style-name="P36"><text:span text:style-name="T29">Pell.java</text:span></text:p>
      <text:p text:style-name="P4"/>
      <text:p text:style-name="P24"><text:span text:style-name="T6">package</text:span><text:span text:style-name="T10"> task;</text:span></text:p>
      <text:p text:style-name="P30"/>
      <text:p text:style-name="P30"><text:span text:style-name="T7">import</text:span><text:span text:style-name="T10"> ingredient.Ingredient;</text:span></text:p>
      <text:p text:style-name="P30"><text:span text:style-name="T7">import</text:span><text:span text:style-name="T10"> ingredient.Pelled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Pell </text:span><text:span text:style-name="T7">extends</text:span><text:span text:style-name="T10"> Task {</text:span></text:p>
      <text:p text:style-name="P30"><text:span text:style-name="T10"><text:tab/></text:span><text:span text:style-name="T7">public</text:span><text:span text:style-name="T10"> Pell(Ingredient ingr) {</text:span></text:p>
      <text:p text:style-name="P30"><text:span text:style-name="T10"><text:tab/><text:tab/></text:span><text:span text:style-name="T7">super</text:span><text:span text:style-name="T10">(ingr);</text:span></text:p>
      <text:p text:style-name="P33"><text:tab/>}</text:p>
      <text:p text:style-name="P33"><text:tab/></text:p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String describe() {</text:span></text:p>
      <text:p text:style-name="P30"><text:span text:style-name="T10"><text:tab/><text:tab/></text:span><text:span text:style-name="T7">return</text:span><text:span text:style-name="T10"> </text:span><text:span text:style-name="T19">"Descascar "</text:span><text:span text:style-name="T10"> + </text:span><text:span text:style-name="T17">ingrs</text:span><text:span text:style-name="T10">[0].getName();</text:span></text:p>
      <text:p text:style-name="P33"><text:tab/>}</text:p>
      <text:p text:style-name="P30"/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Ingredient result() {</text:span></text:p>
      <text:p text:style-name="P30"><text:span text:style-name="T10"><text:tab/><text:tab/></text:span><text:span text:style-name="T7">return</text:span><text:span text:style-name="T10"> </text:span><text:span text:style-name="T7">new</text:span><text:span text:style-name="T10"> PelledIngredient(</text:span><text:span text:style-name="T17">ingrs</text:span><text:span text:style-name="T10">[0]);</text:span></text:p>
      <text:p text:style-name="P30"><text:span text:style-name="T10"><text:tab/>}</text:span></text:p>
      <text:p text:style-name="P33">}</text:p>
      <text:p text:style-name="P4"/>
      <text:p text:style-name="P4"><text:span text:style-name="T29">Slice.java</text:span></text:p>
      <text:p text:style-name="P4"><text:span text:style-name="T29"/></text:p>
      <text:p text:style-name="P24"><text:span text:style-name="T8">package</text:span><text:span text:style-name="T14"> task;</text:span></text:p>
      <text:p text:style-name="P30"/>
      <text:p text:style-name="P30"><text:span text:style-name="T7">import</text:span><text:span text:style-name="T10"> ingredient.Ingredient;</text:span></text:p>
      <text:p text:style-name="P30"><text:span text:style-name="T7">import</text:span><text:span text:style-name="T10"> ingredient.SlicedIngredient;</text:span></text:p>
      <text:p text:style-name="P30"/>
      <text:p text:style-name="P30"><text:span text:style-name="T7">public</text:span><text:span text:style-name="T10"> </text:span><text:span text:style-name="T7">class</text:span><text:span text:style-name="T10"> Slice </text:span><text:span text:style-name="T7">extends</text:span><text:span text:style-name="T10"> Task {</text:span></text:p>
      <text:p text:style-name="P30"><text:span text:style-name="T10"><text:tab/></text:span><text:span text:style-name="T7">public</text:span><text:span text:style-name="T10"> Slice(Ingredient ingr) {</text:span></text:p>
      <text:p text:style-name="P30"><text:span text:style-name="T10"><text:tab/><text:tab/></text:span><text:span text:style-name="T7">super</text:span><text:span text:style-name="T10">(ingr);</text:span></text:p>
      <text:p text:style-name="P33"><text:tab/>}</text:p>
      <text:p text:style-name="P33"><text:tab/></text:p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String describe() {</text:span></text:p>
      <text:p text:style-name="P30"><text:span text:style-name="T10"><text:tab/><text:tab/></text:span><text:span text:style-name="T7">return</text:span><text:span text:style-name="T10"> </text:span><text:span text:style-name="T19">"Fatiar "</text:span><text:span text:style-name="T10"> + </text:span><text:span text:style-name="T17">ingrs</text:span><text:span text:style-name="T10">[0].getName();</text:span></text:p>
      <text:p text:style-name="P33"><text:tab/>}</text:p>
      <text:p text:style-name="P30"/>
      <text:p text:style-name="P30"><text:span text:style-name="T10"><text:tab/></text:span><text:span text:style-name="T23">@Override</text:span></text:p>
      <text:p text:style-name="P30"><text:span text:style-name="T10"><text:tab/></text:span><text:span text:style-name="T7">public</text:span><text:span text:style-name="T10"> Ingredient result() {</text:span></text:p>
      <text:p text:style-name="P30"><text:span text:style-name="T10"><text:tab/><text:tab/></text:span><text:span text:style-name="T7">return</text:span><text:span text:style-name="T10"> </text:span><text:span text:style-name="T7">new</text:span><text:span text:style-name="T10"> SlicedIngredient(</text:span><text:span text:style-name="T17">ingrs</text:span><text:span text:style-name="T10">[0]);</text:span></text:p>
      <text:p text:style-name="P30"><text:span text:style-name="T10"><text:tab/>}</text:span></text:p>
      <text:p text:style-name="P31"><text:span text:style-name="T13">}</text:span></text:p>
      <text:p text:style-name="P31"><text:span text:style-name="T16"/></text:p>
      <text:p text:style-name="P31"><text:span text:style-name="T2">Recipe.java</text:span></text:p>
      <text:p text:style-name="P4"/>
      <text:p text:style-name="P24"><text:span text:style-name="T6">package</text:span><text:span text:style-name="T10"> recipe;</text:span></text:p>
      <text:p text:style-name="P30"/>
      <text:p text:style-name="P30"><text:span text:style-name="T7">import</text:span><text:span text:style-name="T10"> ingredient.Ingredient;</text:span></text:p>
      <text:p text:style-name="P30"><text:span text:style-name="T7">import</text:span><text:span text:style-name="T10"> java.util.ArrayList;</text:span></text:p>
      <text:p text:style-name="P30"><text:span text:style-name="T7">import</text:span><text:span text:style-name="T10"> task.Task;</text:span></text:p>
      <text:p text:style-name="P30"/>
      <text:p text:style-name="P30"><text:span text:style-name="T7">public</text:span><text:span text:style-name="T10"> </text:span><text:span text:style-name="T7">class</text:span><text:span text:style-name="T10"> Recipe {</text:span></text:p>
      <text:p text:style-name="P30"><text:span text:style-name="T10"><text:tab/></text:span><text:span text:style-name="T7">protected</text:span><text:span text:style-name="T10"> String </text:span><text:span text:style-name="T17">name</text:span><text:span text:style-name="T10">;</text:span></text:p>
      <text:p text:style-name="P30"><text:span text:style-name="T10"><text:tab/></text:span><text:span text:style-name="T7">protected</text:span><text:span text:style-name="T10"> ArrayList&lt;Ingredient&gt; </text:span><text:span text:style-name="T17">ingrList</text:span><text:span text:style-name="T10"> = </text:span><text:span text:style-name="T7">new</text:span><text:span text:style-name="T10"> ArrayList&lt;Ingredient&gt;();</text:span></text:p>
      <text:p text:style-name="P30"><text:span text:style-name="T10"><text:tab/></text:span><text:span text:style-name="T7">protected</text:span><text:span text:style-name="T10"> Task[] </text:span><text:span text:style-name="T17">taskList</text:span><text:span text:style-name="T10">;</text:span></text:p>
      <text:p text:style-name="P33"><text:tab/></text:p>
      <text:p text:style-name="P30"><text:span text:style-name="T10"><text:tab/></text:span><text:span text:style-name="T7">public</text:span><text:span text:style-name="T10"> Recipe(String name, Ingredient[] ingrList, Task[] taskList) {</text:span></text:p>
      <text:p text:style-name="P30"><text:span text:style-name="T10"><text:tab/><text:tab/></text:span><text:span text:style-name="T7">this</text:span><text:span text:style-name="T10">.</text:span><text:span text:style-name="T17">name</text:span><text:span text:style-name="T10"> = name;</text:span></text:p>
      <text:p text:style-name="P30"><text:soft-page-break/><text:span text:style-name="T10"><text:tab/><text:tab/></text:span><text:span text:style-name="T7">for</text:span><text:span text:style-name="T10"> (Ingredient ingr : ingrList) {</text:span></text:p>
      <text:p text:style-name="P30"><text:span text:style-name="T10"><text:tab/><text:tab/><text:tab/></text:span><text:span text:style-name="T7">this</text:span><text:span text:style-name="T10">.</text:span><text:span text:style-name="T17">ingrList</text:span><text:span text:style-name="T10">.add(ingr);</text:span></text:p>
      <text:p text:style-name="P33"><text:tab/><text:tab/>}</text:p>
      <text:p text:style-name="P30"><text:span text:style-name="T10"><text:tab/><text:tab/></text:span><text:span text:style-name="T7">this</text:span><text:span text:style-name="T10">.</text:span><text:span text:style-name="T17">taskList</text:span><text:span text:style-name="T10"> = taskList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String getName() {</text:span></text:p>
      <text:p text:style-name="P30"><text:span text:style-name="T10"><text:tab/><text:tab/></text:span><text:span text:style-name="T7">return</text:span><text:span text:style-name="T10"> </text:span><text:span text:style-name="T17">name</text:span><text:span text:style-name="T10">;</text:span>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String describe() </text:span><text:span text:style-name="T7">throws</text:span><text:span text:style-name="T10"> RecipeException{</text:span></text:p>
      <text:p text:style-name="P30"><text:span text:style-name="T10"><text:tab/><text:tab/>String ret = </text:span><text:span text:style-name="T17">name</text:span><text:span text:style-name="T10"> + </text:span><text:span text:style-name="T19">":\r\n"</text:span><text:span text:style-name="T10">;</text:span></text:p>
      <text:p text:style-name="P33"><text:tab/><text:tab/></text:p>
      <text:p text:style-name="P30"><text:span text:style-name="T10"><text:tab/><text:tab/></text:span><text:span text:style-name="T7">if</text:span><text:span text:style-name="T10"> (!</text:span><text:span text:style-name="T17">ingrList</text:span><text:span text:style-name="T10">.isEmpty()) {</text:span></text:p>
      <text:p text:style-name="P30"><text:span text:style-name="T10"><text:tab/><text:tab/><text:tab/>ret += </text:span><text:span text:style-name="T19">"Ingredientes:\r\n"</text:span><text:span text:style-name="T10">;</text:span></text:p>
      <text:p text:style-name="P30"><text:span text:style-name="T10"><text:tab/><text:tab/><text:tab/></text:span><text:span text:style-name="T7">for</text:span><text:span text:style-name="T10"> (Ingredient ingredient : </text:span><text:span text:style-name="T17">ingrList</text:span><text:span text:style-name="T10">) {</text:span></text:p>
      <text:p text:style-name="P30"><text:span text:style-name="T10"><text:tab/><text:tab/><text:tab/><text:tab/>ret += </text:span><text:span text:style-name="T19">"\t"</text:span><text:span text:style-name="T10"> + ingredient.describe() + </text:span><text:span text:style-name="T19">"\r\n"</text:span><text:span text:style-name="T10">;</text:span></text:p>
      <text:p text:style-name="P33"><text:tab/><text:tab/><text:tab/>}</text:p>
      <text:p text:style-name="P33"><text:tab/><text:tab/>}</text:p>
      <text:p text:style-name="P33"><text:tab/><text:tab/></text:p>
      <text:p text:style-name="P30"><text:span text:style-name="T10"><text:tab/><text:tab/>ret += </text:span><text:span text:style-name="T19">"\r\n"</text:span><text:span text:style-name="T10">;</text:span></text:p>
      <text:p text:style-name="P33"><text:tab/><text:tab/></text:p>
      <text:p text:style-name="P30"><text:span text:style-name="T10"><text:tab/><text:tab/></text:span><text:span text:style-name="T7">if</text:span><text:span text:style-name="T10"> (</text:span><text:span text:style-name="T17">taskList</text:span><text:span text:style-name="T10">.</text:span><text:span text:style-name="T17">length</text:span><text:span text:style-name="T10"> &gt; 0) {</text:span></text:p>
      <text:p text:style-name="P30"><text:span text:style-name="T10"><text:tab/><text:tab/><text:tab/>ret += </text:span><text:span text:style-name="T19">"Modo de preparo:\r\n"</text:span><text:span text:style-name="T10">;</text:span></text:p>
      <text:p text:style-name="P30"><text:span text:style-name="T10"><text:tab/><text:tab/><text:tab/></text:span><text:span text:style-name="T7">for</text:span><text:span text:style-name="T10"> (Task task : </text:span><text:span text:style-name="T17">taskList</text:span><text:span text:style-name="T10">) {</text:span></text:p>
      <text:p text:style-name="P33"><text:tab/><text:tab/><text:tab/><text:tab/>Ingredient[] neededIngr = task.getIngredients();</text:p>
      <text:p text:style-name="P30"><text:span text:style-name="T10"><text:tab/><text:tab/><text:tab/><text:tab/></text:span><text:span text:style-name="T7">for</text:span><text:span text:style-name="T10"> (Ingredient ingredient : neededIngr) {</text:span></text:p>
      <text:p text:style-name="P30"><text:span text:style-name="T10"><text:tab/><text:tab/><text:tab/><text:tab/><text:tab/></text:span><text:span text:style-name="T7">if</text:span><text:span text:style-name="T10"> (!</text:span><text:span text:style-name="T17">ingrList</text:span><text:span text:style-name="T10">.contains(ingredient)) {</text:span></text:p>
      <text:p text:style-name="P30"><text:span text:style-name="T10"><text:tab/><text:tab/><text:tab/><text:tab/><text:tab/><text:tab/></text:span><text:span text:style-name="T7">throw</text:span><text:span text:style-name="T10"> </text:span><text:span text:style-name="T7">new</text:span><text:span text:style-name="T10"> RecipeException(</text:span><text:span text:style-name="T7">this</text:span><text:span text:style-name="T10">, ingredient);</text:span></text:p>
      <text:p text:style-name="P33"><text:tab/><text:tab/><text:tab/><text:tab/><text:tab/>}</text:p>
      <text:p text:style-name="P33"><text:tab/><text:tab/><text:tab/><text:tab/><text:tab/></text:p>
      <text:p text:style-name="P30"><text:span text:style-name="T10"><text:tab/><text:tab/><text:tab/><text:tab/><text:tab/></text:span><text:span text:style-name="T17">ingrList</text:span><text:span text:style-name="T10">.remove(ingredient);</text:span></text:p>
      <text:p text:style-name="P33"><text:tab/><text:tab/><text:tab/><text:tab/>}</text:p>
      <text:p text:style-name="P33"><text:tab/><text:tab/><text:tab/><text:tab/></text:p>
      <text:p text:style-name="P30"><text:span text:style-name="T10"><text:tab/><text:tab/><text:tab/><text:tab/>ret += </text:span><text:span text:style-name="T19">"\t"</text:span><text:span text:style-name="T10"> + task.describe() + </text:span><text:span text:style-name="T19">"\r\n"</text:span><text:span text:style-name="T10">;</text:span></text:p>
      <text:p text:style-name="P30"><text:span text:style-name="T10"><text:tab/><text:tab/><text:tab/><text:tab/></text:span><text:span text:style-name="T17">ingrList</text:span><text:span text:style-name="T10">.add(task.result());</text:span></text:p>
      <text:p text:style-name="P33"><text:tab/><text:tab/><text:tab/>}</text:p>
      <text:p text:style-name="P33"><text:tab/><text:tab/><text:tab/></text:p>
      <text:p text:style-name="P33"><text:tab/><text:tab/>}</text:p>
      <text:p text:style-name="P33"><text:tab/><text:tab/></text:p>
      <text:p text:style-name="P30"><text:span text:style-name="T10"><text:tab/><text:tab/>ret += </text:span><text:span text:style-name="T19">"\r\n"</text:span><text:span text:style-name="T10">;</text:span></text:p>
      <text:p text:style-name="P30"><text:span text:style-name="T10"><text:tab/><text:tab/>ret += </text:span><text:span text:style-name="T19">"Resultado:\r\n\t"</text:span><text:span text:style-name="T10"> + </text:span><text:span text:style-name="T17">ingrList</text:span><text:span text:style-name="T10">.get(0).getName();</text:span></text:p>
      <text:p text:style-name="P33"><text:tab/><text:tab/></text:p>
      <text:p text:style-name="P30"><text:span text:style-name="T10"><text:tab/><text:tab/></text:span><text:span text:style-name="T7">return</text:span><text:span text:style-name="T10"> ret;</text:span></text:p>
      <text:p text:style-name="P33"><text:tab/>}</text:p>
      <text:p text:style-name="P33">}</text:p>
      <text:p text:style-name="P33"/>
      <text:p text:style-name="P4"><text:span text:style-name="T29">RecipeException.java</text:span></text:p>
      <text:p text:style-name="P4"/>
      <text:p text:style-name="P24"><text:span text:style-name="T6">package</text:span><text:span text:style-name="T10"> recipe;</text:span></text:p>
      <text:p text:style-name="P30"/>
      <text:p text:style-name="P30"><text:span text:style-name="T7">import</text:span><text:span text:style-name="T10"> ingredient.Ingredient;</text:span></text:p>
      <text:p text:style-name="P30"/>
      <text:p text:style-name="P30"><text:span text:style-name="T23">@SuppressWarnings</text:span><text:span text:style-name="T10">(</text:span><text:span text:style-name="T19">"serial"</text:span><text:span text:style-name="T10">)</text:span></text:p>
      <text:p text:style-name="P30"><text:span text:style-name="T7">public</text:span><text:span text:style-name="T10"> </text:span><text:span text:style-name="T7">class</text:span><text:span text:style-name="T10"> RecipeException </text:span><text:span text:style-name="T7">extends</text:span><text:span text:style-name="T10"> Exception {</text:span></text:p>
      <text:p text:style-name="P30"><text:span text:style-name="T10"><text:tab/></text:span><text:span text:style-name="T7">public</text:span><text:span text:style-name="T10"> RecipeException(Recipe recipe, Ingredient ingr) {</text:span></text:p>
      <text:p text:style-name="P30"><text:span text:style-name="T10"><text:tab/><text:tab/></text:span><text:span text:style-name="T7">super</text:span><text:span text:style-name="T10">(</text:span><text:span text:style-name="T19">"Faltou ingrediente "</text:span><text:span text:style-name="T10"> + ingr.getName() + </text:span><text:span text:style-name="T19">" na receita "</text:span><text:span text:style-name="T10"> + recipe.getName());</text:span></text:p>
      <text:p text:style-name="P33"><text:tab/>}</text:p>
      <text:p text:style-name="P33">}</text:p>
      <text:p text:style-name="P4"/>
      <text:p text:style-name="P4"><text:span text:style-name="T29"/></text:p>
      <text:p text:style-name="P36"><text:span text:style-name="T29">EntryClass.java</text:span></text:p>
      <text:p text:style-name="P4"/>
      <text:p text:style-name="P24"><text:span text:style-name="T6">package</text:span><text:span text:style-name="T10"> entry;</text:span></text:p>
      <text:p text:style-name="P30"/>
      <text:p text:style-name="P30"><text:span text:style-name="T7">import</text:span><text:span text:style-name="T10"> ingredient.ChoppedIngredient;</text:span></text:p>
      <text:p text:style-name="P30"><text:span text:style-name="T7">import</text:span><text:span text:style-name="T10"> ingredient.Ingredient;</text:span></text:p>
      <text:p text:style-name="P30"><text:span text:style-name="T7">import</text:span><text:span text:style-name="T10"> ingredient.PelledIngredient;</text:span></text:p>
      <text:p text:style-name="P30"><text:span text:style-name="T7">import</text:span><text:span text:style-name="T10"> recipe.Recipe;</text:span></text:p>
      <text:p text:style-name="P30"><text:span text:style-name="T7">import</text:span><text:span text:style-name="T10"> recipe.RecipeException;</text:span></text:p>
      <text:p text:style-name="P30"><text:span text:style-name="T7">import</text:span><text:span text:style-name="T10"> task.Chop;</text:span></text:p>
      <text:p text:style-name="P30"><text:span text:style-name="T7">import</text:span><text:span text:style-name="T10"> task.Grill;</text:span></text:p>
      <text:p text:style-name="P30"><text:span text:style-name="T7">import</text:span><text:span text:style-name="T10"> task.Mix;</text:span></text:p>
      <text:p text:style-name="P30"><text:span text:style-name="T7">import</text:span><text:span text:style-name="T10"> task.Pell;</text:span></text:p>
      <text:p text:style-name="P30"><text:span text:style-name="T7">import</text:span><text:span text:style-name="T10"> task.Slice;</text:span></text:p>
      <text:p text:style-name="P30"><text:span text:style-name="T7">import</text:span><text:span text:style-name="T10"> task.Task;</text:span></text:p>
      <text:p text:style-name="P30"/>
      <text:p text:style-name="P30"><text:span text:style-name="T7">public</text:span><text:span text:style-name="T10"> </text:span><text:span text:style-name="T7">class</text:span><text:span text:style-name="T10"> EntryClass {</text:span></text:p>
      <text:p text:style-name="P30"/>
      <text:p text:style-name="P30"><text:span text:style-name="T10"><text:tab/></text:span><text:span text:style-name="T20">/**</text:span></text:p>
      <text:p text:style-name="P30"><text:span text:style-name="T20"><text:tab/> * </text:span><text:span text:style-name="T21">@param</text:span><text:span text:style-name="T20"> args</text:span></text:p>
      <text:p text:style-name="P34"><text:tab/> */</text:p>
      <text:p text:style-name="P30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main(String[] args) {</text:span></text:p>
      <text:p text:style-name="P30"><text:span text:style-name="T10"><text:tab/><text:tab/></text:span><text:span text:style-name="T12">print</text:span><text:span text:style-name="T10">(</text:span><text:span text:style-name="T19">"========TP2 - Livro de Receitas========\n\n"</text:span><text:span text:style-name="T10">);</text:span></text:p>
      <text:p text:style-name="P33"><text:tab/><text:tab/></text:p>
      <text:p text:style-name="P30"><text:span text:style-name="T10"><text:tab/><text:tab/>Ingredient tomate = </text:span><text:span text:style-name="T7">new</text:span><text:span text:style-name="T10"> Ingredient(</text:span><text:span text:style-name="T19">"Tomate"</text:span><text:span text:style-name="T10">, 2f);</text:span></text:p>
      <text:p text:style-name="P30"><text:span text:style-name="T10"><text:tab/><text:tab/>Ingredient cebola = </text:span><text:span text:style-name="T7">new</text:span><text:span text:style-name="T10"> Ingredient(</text:span><text:span text:style-name="T19">"Cebola"</text:span><text:span text:style-name="T10">, 1f);</text:span></text:p>
      <text:p text:style-name="P30"><text:span text:style-name="T10"><text:tab/><text:tab/>Ingredient pimentao = </text:span><text:span text:style-name="T7">new</text:span><text:span text:style-name="T10"> Ingredient(</text:span><text:span text:style-name="T19">"Pimentão"</text:span><text:span text:style-name="T10">, 0.5f);</text:span></text:p>
      <text:p text:style-name="P30"><text:span text:style-name="T10"><text:tab/><text:tab/>Ingredient vinagre = </text:span><text:span text:style-name="T7">new</text:span><text:span text:style-name="T10"> Ingredient(</text:span><text:span text:style-name="T19">"Vinagre branco"</text:span><text:span text:style-name="T10">, 40f);</text:span></text:p>
      <text:p text:style-name="P30"><text:span text:style-name="T10"><text:tab/><text:tab/>Ingredient azeite = </text:span><text:span text:style-name="T7">new</text:span><text:span text:style-name="T10"> Ingredient(</text:span><text:span text:style-name="T19">"Azeite"</text:span><text:span text:style-name="T10">, 20f);</text:span></text:p>
      <text:p text:style-name="P33"><text:tab/><text:tab/></text:p>
      <text:p text:style-name="P30"><text:span text:style-name="T10"><text:tab/><text:tab/>Ingredient[] ingrList = </text:span><text:span text:style-name="T7">new</text:span><text:span text:style-name="T10"> Ingredient[] {</text:span></text:p>
      <text:p text:style-name="P33"><text:tab/><text:tab/><text:tab/>tomate,</text:p>
      <text:p text:style-name="P33"><text:tab/><text:tab/><text:tab/>cebola,</text:p>
      <text:p text:style-name="P33"><text:tab/><text:tab/><text:tab/>pimentao,</text:p>
      <text:p text:style-name="P33"><text:tab/><text:tab/><text:tab/>vinagre,</text:p>
      <text:p text:style-name="P33"><text:tab/><text:tab/><text:tab/>azeite</text:p>
      <text:p text:style-name="P33"><text:tab/><text:tab/>};</text:p>
      <text:p text:style-name="P33"><text:tab/><text:tab/></text:p>
      <text:p text:style-name="P30"><text:span text:style-name="T10"><text:tab/><text:tab/>Ingredient[] mixIngr = </text:span><text:span text:style-name="T7">new</text:span><text:span text:style-name="T10"> Ingredient[] {</text:span></text:p>
      <text:p text:style-name="P30"><text:span text:style-name="T10"><text:tab/><text:tab/><text:tab/><text:tab/></text:span><text:span text:style-name="T7">new</text:span><text:span text:style-name="T10"> ChoppedIngredient(</text:span><text:span text:style-name="T7">new</text:span><text:span text:style-name="T10"> PelledIngredient(cebola)),</text:span></text:p>
      <text:p text:style-name="P30"><text:span text:style-name="T10"><text:tab/><text:tab/><text:tab/><text:tab/></text:span><text:span text:style-name="T7">new</text:span><text:span text:style-name="T10"> ChoppedIngredient(pimentao),</text:span></text:p>
      <text:p text:style-name="P30"><text:span text:style-name="T10"><text:tab/><text:tab/><text:tab/><text:tab/></text:span><text:span text:style-name="T7">new</text:span><text:span text:style-name="T10"> ChoppedIngredient(tomate)</text:span></text:p>
      <text:p text:style-name="P33"><text:tab/><text:tab/>};</text:p>
      <text:p text:style-name="P30"><text:span text:style-name="T10"><text:tab/><text:tab/>Mix mix1 = </text:span><text:span text:style-name="T7">new</text:span><text:span text:style-name="T10"> Mix(mixIngr);</text:span></text:p>
      <text:p text:style-name="P33"><text:tab/><text:tab/></text:p>
      <text:p text:style-name="P30"><text:span text:style-name="T10"><text:tab/><text:tab/>mixIngr = </text:span><text:span text:style-name="T7">new</text:span><text:span text:style-name="T10"> Ingredient[] {</text:span></text:p>
      <text:p text:style-name="P33"><text:tab/><text:tab/><text:tab/><text:tab/>vinagre,</text:p>
      <text:p text:style-name="P33"><text:tab/><text:tab/><text:tab/><text:tab/>mix1.result()</text:p>
      <text:p text:style-name="P33"><text:tab/><text:tab/>};</text:p>
      <text:p text:style-name="P30"><text:span text:style-name="T10"><text:tab/><text:tab/>Mix mix2 = </text:span><text:span text:style-name="T7">new</text:span><text:span text:style-name="T10"> Mix(mixIngr);</text:span></text:p>
      <text:p text:style-name="P33"><text:tab/><text:tab/></text:p>
      <text:p text:style-name="P30"><text:span text:style-name="T10"><text:tab/><text:tab/>mixIngr = </text:span><text:span text:style-name="T7">new</text:span><text:span text:style-name="T10"> Ingredient[] {</text:span></text:p>
      <text:p text:style-name="P33"><text:tab/><text:tab/><text:tab/><text:tab/>azeite,</text:p>
      <text:p text:style-name="P33"><text:tab/><text:tab/><text:tab/><text:tab/>mix2.result()</text:p>
      <text:p text:style-name="P33"><text:tab/><text:tab/>};</text:p>
      <text:p text:style-name="P30"><text:span text:style-name="T10"><text:tab/><text:tab/>Mix mix3 = </text:span><text:span text:style-name="T7">new</text:span><text:span text:style-name="T10"> Mix(mixIngr);</text:span></text:p>
      <text:p text:style-name="P33"><text:tab/><text:tab/></text:p>
      <text:p text:style-name="P30"><text:span text:style-name="T10"><text:tab/><text:tab/>Task[] taskList = </text:span><text:span text:style-name="T7">new</text:span><text:span text:style-name="T10"> Task[] {</text:span></text:p>
      <text:p text:style-name="P30"><text:span text:style-name="T10"><text:tab/><text:tab/><text:tab/></text:span><text:span text:style-name="T7">new</text:span><text:span text:style-name="T10"> Chop(tomate),</text:span></text:p>
      <text:p text:style-name="P30"><text:span text:style-name="T10"><text:tab/><text:tab/><text:tab/></text:span><text:span text:style-name="T7">new</text:span><text:span text:style-name="T10"> Pell(cebola),</text:span></text:p>
      <text:p text:style-name="P30"><text:span text:style-name="T10"><text:tab/><text:tab/><text:tab/></text:span><text:span text:style-name="T7">new</text:span><text:span text:style-name="T10"> Chop(</text:span><text:span text:style-name="T7">new</text:span><text:span text:style-name="T10"> PelledIngredient(cebola)),</text:span></text:p>
      <text:p text:style-name="P30"><text:span text:style-name="T10"><text:tab/><text:tab/><text:tab/></text:span><text:span text:style-name="T7">new</text:span><text:span text:style-name="T10"> Chop(pimentao),</text:span></text:p>
      <text:p text:style-name="P33"><text:soft-page-break/><text:tab/><text:tab/><text:tab/>mix1,</text:p>
      <text:p text:style-name="P33"><text:tab/><text:tab/><text:tab/>mix2,</text:p>
      <text:p text:style-name="P33"><text:tab/><text:tab/><text:tab/>mix3</text:p>
      <text:p text:style-name="P33"><text:tab/><text:tab/>};</text:p>
      <text:p text:style-name="P33"><text:tab/><text:tab/></text:p>
      <text:p text:style-name="P30"><text:span text:style-name="T10"><text:tab/><text:tab/>Recipe rcp1 = </text:span><text:span text:style-name="T7">new</text:span><text:span text:style-name="T10"> Recipe(</text:span><text:span text:style-name="T19">"Molho à Campanha (Vinagrete)"</text:span><text:span text:style-name="T10">, ingrList, taskList);</text:span></text:p>
      <text:p text:style-name="P30"><text:span text:style-name="T10"><text:tab/><text:tab/></text:span><text:span text:style-name="T7">try</text:span><text:span text:style-name="T10"> {</text:span></text:p>
      <text:p text:style-name="P33"><text:tab/><text:tab/><text:tab/><text:span text:style-name="T5">print</text:span>(rcp1.describe());</text:p>
      <text:p text:style-name="P30"><text:span text:style-name="T10"><text:tab/><text:tab/>} </text:span><text:span text:style-name="T7">catch</text:span><text:span text:style-name="T10"> (RecipeException e) {</text:span></text:p>
      <text:p text:style-name="P33"><text:tab/><text:tab/><text:tab/><text:span text:style-name="T5">print</text:span>(e.getMessage());</text:p>
      <text:p text:style-name="P33"><text:tab/><text:tab/><text:tab/>System.<text:span text:style-name="T5">exit</text:span>(0);</text:p>
      <text:p text:style-name="P33"><text:tab/><text:tab/>}</text:p>
      <text:p text:style-name="P33"><text:tab/><text:tab/></text:p>
      <text:p text:style-name="P30"><text:span text:style-name="T10"><text:tab/><text:tab/></text:span><text:span text:style-name="T12">print</text:span><text:span text:style-name="T10">(</text:span><text:span text:style-name="T19">""</text:span><text:span text:style-name="T10">);</text:span></text:p>
      <text:p text:style-name="P33"><text:tab/><text:tab/></text:p>
      <text:p text:style-name="P30"><text:span text:style-name="T10"><text:tab/><text:tab/>Ingredient abacaxi = </text:span><text:span text:style-name="T7">new</text:span><text:span text:style-name="T10"> Ingredient(</text:span><text:span text:style-name="T19">"Abacaxi"</text:span><text:span text:style-name="T10">, 1f);</text:span></text:p>
      <text:p text:style-name="P30"><text:span text:style-name="T10"><text:tab/><text:tab/>Ingredient acucar = </text:span><text:span text:style-name="T7">new</text:span><text:span text:style-name="T10"> Ingredient(</text:span><text:span text:style-name="T19">"Açúcar"</text:span><text:span text:style-name="T10">, 50f);</text:span></text:p>
      <text:p text:style-name="P30"><text:span text:style-name="T10"><text:tab/><text:tab/>Ingredient canela = </text:span><text:span text:style-name="T7">new</text:span><text:span text:style-name="T10"> Ingredient(</text:span><text:span text:style-name="T19">"Canela"</text:span><text:span text:style-name="T10">, 50f);</text:span></text:p>
      <text:p text:style-name="P30"><text:span text:style-name="T10"><text:tab/><text:tab/>ingrList = </text:span><text:span text:style-name="T7">new</text:span><text:span text:style-name="T10"> Ingredient[] {</text:span></text:p>
      <text:p text:style-name="P33"><text:tab/><text:tab/><text:tab/><text:tab/>abacaxi,</text:p>
      <text:p text:style-name="P33"><text:tab/><text:tab/><text:tab/><text:tab/>acucar,</text:p>
      <text:p text:style-name="P33"><text:tab/><text:tab/><text:tab/><text:tab/>canela</text:p>
      <text:p text:style-name="P33"><text:tab/><text:tab/>};</text:p>
      <text:p text:style-name="P33"><text:tab/><text:tab/></text:p>
      <text:p text:style-name="P30"><text:span text:style-name="T10"><text:tab/><text:tab/>Pell descascarAbacaxi = </text:span><text:span text:style-name="T7">new</text:span><text:span text:style-name="T10"> Pell(abacaxi);</text:span></text:p>
      <text:p text:style-name="P33"><text:tab/><text:tab/></text:p>
      <text:p text:style-name="P30"><text:span text:style-name="T10"><text:tab/><text:tab/>mixIngr = </text:span><text:span text:style-name="T7">new</text:span><text:span text:style-name="T10"> Ingredient[] {</text:span></text:p>
      <text:p text:style-name="P33"><text:tab/><text:tab/><text:tab/><text:tab/>descascarAbacaxi.result(),</text:p>
      <text:p text:style-name="P33"><text:tab/><text:tab/><text:tab/><text:tab/>acucar,</text:p>
      <text:p text:style-name="P33"><text:tab/><text:tab/><text:tab/><text:tab/>canela</text:p>
      <text:p text:style-name="P33"><text:tab/><text:tab/>};</text:p>
      <text:p text:style-name="P30"><text:span text:style-name="T10"><text:tab/><text:tab/>Mix mix = </text:span><text:span text:style-name="T7">new</text:span><text:span text:style-name="T10"> Mix(mixIngr);</text:span></text:p>
      <text:p text:style-name="P33"><text:tab/><text:tab/></text:p>
      <text:p text:style-name="P30"><text:span text:style-name="T10"><text:tab/><text:tab/>Grill grelhar = </text:span><text:span text:style-name="T7">new</text:span><text:span text:style-name="T10"> Grill(mix.result());</text:span></text:p>
      <text:p text:style-name="P33"><text:tab/><text:tab/></text:p>
      <text:p text:style-name="P30"><text:span text:style-name="T10"><text:tab/><text:tab/>taskList = </text:span><text:span text:style-name="T7">new</text:span><text:span text:style-name="T10"> Task[] {</text:span></text:p>
      <text:p text:style-name="P33"><text:tab/><text:tab/><text:tab/><text:tab/>descascarAbacaxi,</text:p>
      <text:p text:style-name="P33"><text:tab/><text:tab/><text:tab/><text:tab/>mix,</text:p>
      <text:p text:style-name="P33"><text:tab/><text:tab/><text:tab/><text:tab/>grelhar,</text:p>
      <text:p text:style-name="P30"><text:span text:style-name="T10"><text:tab/><text:tab/><text:tab/><text:tab/></text:span><text:span text:style-name="T7">new</text:span><text:span text:style-name="T10"> Slice(grelhar.result())</text:span></text:p>
      <text:p text:style-name="P33"><text:tab/><text:tab/>};</text:p>
      <text:p text:style-name="P33"><text:tab/><text:tab/></text:p>
      <text:p text:style-name="P30"><text:span text:style-name="T10"><text:tab/><text:tab/>Recipe rcp2 = </text:span><text:span text:style-name="T7">new</text:span><text:span text:style-name="T10"> Recipe(</text:span><text:span text:style-name="T19">"Abacaxi Grelhado"</text:span><text:span text:style-name="T10">, ingrList, taskList);</text:span></text:p>
      <text:p text:style-name="P30"><text:span text:style-name="T10"><text:tab/><text:tab/></text:span><text:span text:style-name="T7">try</text:span><text:span text:style-name="T10"> {</text:span></text:p>
      <text:p text:style-name="P33"><text:tab/><text:tab/><text:tab/><text:span text:style-name="T5">print</text:span>(rcp2.describe());</text:p>
      <text:p text:style-name="P30"><text:span text:style-name="T10"><text:tab/><text:tab/>} </text:span><text:span text:style-name="T7">catch</text:span><text:span text:style-name="T10"> (RecipeException e) {</text:span></text:p>
      <text:p text:style-name="P33"><text:tab/><text:tab/><text:tab/><text:span text:style-name="T5">print</text:span>(e.getMessage());</text:p>
      <text:p text:style-name="P33"><text:tab/><text:tab/><text:tab/>System.<text:span text:style-name="T5">exit</text:span>(0);</text:p>
      <text:p text:style-name="P33"><text:tab/><text:tab/>}</text:p>
      <text:p text:style-name="P33"><text:tab/>}</text:p>
      <text:p text:style-name="P33"><text:tab/></text:p>
      <text:p text:style-name="P30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print(String s) {</text:span></text:p>
      <text:p text:style-name="P30"><text:span text:style-name="T10"><text:tab/><text:tab/>System.</text:span><text:span text:style-name="T18">out</text:span><text:span text:style-name="T10">.println(s);</text:span></text:p>
      <text:p text:style-name="P33"><text:tab/>}</text:p>
      <text:p text:style-name="P33">}</text:p>
      <text:p text:style-name="P4"/>
      <text:p text:style-name="P2"/>
      <text:p text:style-name="P6">Resultado</text:p>
      <text:p text:style-name="P5"><text:tab/>Foi criado dois testes de receitas implementados na função main da classe EntryClass. O primeiro gera a receita especificada no enunciado do trabalho prático (“Molho à Campanha (Vinagrete)”), e o segundo gera uma receita escolhida aleatóreamente (“Abacaxi Grelhado”). Executando os teste o resultado será:</text:p>
      <text:p text:style-name="P5"/>
      <text:p text:style-name="P25">========TP2 - Livro de Receitas========</text:p>
      <text:p text:style-name="P30"/>
      <text:p text:style-name="P30"/>
      <text:p text:style-name="P33">Molho à Campanha (Vinagrete):</text:p>
      <text:p text:style-name="P33">Ingredientes:</text:p>
      <text:p text:style-name="P33"><text:tab/>2.0 Tomate</text:p>
      <text:p text:style-name="P33"><text:tab/>1.0 Cebola</text:p>
      <text:p text:style-name="P33"><text:tab/>0.5 Pimentão</text:p>
      <text:p text:style-name="P33"><text:tab/>40.0 Vinagre branco</text:p>
      <text:p text:style-name="P33"><text:tab/>20.0 Azeite</text:p>
      <text:p text:style-name="P30"/>
      <text:p text:style-name="P33">Modo de preparo:</text:p>
      <text:p text:style-name="P33"><text:tab/>Picar Tomate</text:p>
      <text:p text:style-name="P33"><text:tab/>Descascar Cebola</text:p>
      <text:p text:style-name="P33"><text:tab/>Picar Cebola Descascado</text:p>
      <text:p text:style-name="P33"><text:tab/>Picar Pimentão</text:p>
      <text:p text:style-name="P33"><text:tab/>Misturar Cebola Descascado Picado e Pimentão Picado e Tomate Picado </text:p>
      <text:p text:style-name="P33"><text:tab/>Misturar Vinagre branco e Mistura de (Cebola Descascado Picado e Pimentão Picado e Tomate Picado) </text:p>
      <text:p text:style-name="P33"><text:tab/>Misturar Azeite e Mistura de (Vinagre branco e Mistura de (Cebola Descascado Picado e Pimentão Picado e Tomate Picado)) </text:p>
      <text:p text:style-name="P30"/>
      <text:p text:style-name="P33">Resultado:</text:p>
      <text:p text:style-name="P33"><text:tab/>Mistura de (Azeite e Mistura de (Vinagre branco e Mistura de (Cebola Descascado Picado e Pimentão Picado e Tomate Picado)))</text:p>
      <text:p text:style-name="P30"/>
      <text:p text:style-name="P33">Abacaxi Grelhado:</text:p>
      <text:p text:style-name="P33">Ingredientes:</text:p>
      <text:p text:style-name="P33"><text:tab/>1.0 Abacaxi</text:p>
      <text:p text:style-name="P33"><text:tab/>50.0 Açúcar</text:p>
      <text:p text:style-name="P33"><text:tab/>50.0 Canela</text:p>
      <text:p text:style-name="P30"/>
      <text:p text:style-name="P33">Modo de preparo:</text:p>
      <text:p text:style-name="P33"><text:tab/>Descascar Abacaxi</text:p>
      <text:p text:style-name="P33"><text:tab/>Misturar Abacaxi Descascado e Açúcar e Canela </text:p>
      <text:p text:style-name="P33"><text:tab/>Grelhar Mistura de (Abacaxi Descascado e Açúcar e Canela)</text:p>
      <text:p text:style-name="P33"><text:tab/>Fatiar Mistura de (Abacaxi Descascado e Açúcar e Canela) Grelhado</text:p>
      <text:p text:style-name="P30"/>
      <text:p text:style-name="P33">Resultado:</text:p>
      <text:p text:style-name="P32"><text:tab/>Mistura de (Abacaxi Descascado e Açúcar e Canela) Grelhado Fati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font-name-asian="Lucida Sans Unicode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EPARTAMENTO DE MATEMÁTICA</dc:title>
    <meta:initial-creator>Cliente</meta:initial-creator>
    <meta:creation-date>2008-09-18T13:06:00</meta:creation-date>
    <dc:creator>Leandro Nunes</dc:creator>
    <dc:date>2011-03-27T23:24:33</dc:date>
    <meta:print-date>2008-09-04T16:35:00</meta:print-date>
    <meta:editing-cycles>37</meta:editing-cycles>
    <meta:editing-duration>PT03H57M55S</meta:editing-duration>
    <meta:generator>OpenOffice.org/3.2$Linux OpenOffice.org_project/320m12$Build-9483</meta:generator>
    <meta:document-statistic meta:table-count="0" meta:image-count="0" meta:object-count="0" meta:page-count="11" meta:paragraph-count="498" meta:word-count="1652" meta:character-count="12603"/>
    <meta:user-defined meta:name="Info 1"/>
    <meta:user-defined meta:name="Info 2"/>
    <meta:user-defined meta:name="Info 3"/>
    <meta:user-defined meta:name="Info 4"/>
  </office:meta>
</office:document-meta>
</file>